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8" style:family="table-cell" style:parent-style-name="Default" style:data-style-name="N0">
      <style:table-cell-properties style:vertical-align="automatic" fo:background-color="#4472C4" style:repeat-content="false"/>
      <style:paragraph-properties fo:text-align="end" fo:margin-right="0cm"/>
      <style:text-properties fo:color="#FFFFF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3">
      <style:table-cell-properties fo:border-top="thin solid #000000" fo:border-bottom="thin solid #000000" fo:border-left="none" fo:border-right="thin solid #000000" fo:background-color="transparent"/>
    </style:style>
    <style:style style:name="ce14" style:family="table-cell" style:parent-style-name="Default" style:data-style-name="N4">
      <style:table-cell-properties fo:border="thin solid #000000" fo:background-color="transparent"/>
    </style:style>
    <style:style style:name="ce15" style:family="table-cell" style:parent-style-name="Default" style:data-style-name="N36">
      <style:table-cell-properties fo:border="thin solid #000000" fo:background-color="transparent"/>
    </style:style>
    <style:style style:name="ce16" style:family="table-cell" style:parent-style-name="Default" style:data-style-name="N2">
      <style:table-cell-properties fo:border="thin solid #000000" fo:background-color="transparent"/>
    </style:style>
    <style:style style:name="ce17" style:family="table-cell" style:parent-style-name="Default" style:data-style-name="N36">
      <style:table-cell-properties fo:border-top="thin solid #000000" fo:border-bottom="thin solid #000000" fo:border-left="thin solid #000000" fo:border-right="none" fo:background-color="transparent"/>
    </style:style>
    <style:style style:name="ce18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6374" table:default-cell-style-name="ce1"/>
        <table:table-row table:style-name="ro1">
          <table:table-cell table:style-name="ce1"/>
          <table:table-cell office:value-type="string" table:style-name="ce1">
            <text:p>ROS Assumption</text:p>
          </table:table-cell>
          <table:table-cell office:value-type="percentage" office:value="5.1999999999999998E-2" table:style-name="ce2">
            <text:p>5.20 %</text:p>
          </table:table-cell>
          <table:table-cell office:value-type="string" table:style-name="ce3">
            <text:p>Assumption source:<text:s/></text:p>
          </table:table-cell>
          <table:table-cell office:value-type="string" table:style-name="ce4">
            <text:p><text:a xlink:href="https://cardano.org/calculator/?calculator=delegator">https://cardano.org/calculator/?calculator=delegator</text:a>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Epochs per Year</text:p>
          </table:table-cell>
          <table:table-cell office:value-type="float" office:value="73" table:formula="of:=365/5" table:style-name="ce5">
            <text:p>7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6"/>
          <table:table-cell table:style-name="ce7"/>
          <table:table-cell table:number-columns-repeated="16374"/>
        </table:table-row>
        <table:table-row table:style-name="ro1">
          <table:table-cell office:value-type="string" table:style-name="ce8">
            <text:p><text:s/></text:p>
          </table:table-cell>
          <table:table-cell office:value-type="string" table:style-name="ce9">
            <text:p><text:s/>ADA staked [₳]</text:p>
          </table:table-cell>
          <table:table-cell office:value-type="string" table:style-name="ce10">
            <text:p>Expected return [₳]</text:p>
          </table:table-cell>
          <table:table-cell office:value-type="string" table:style-name="ce10">
            <text:p>Variable Fee [%]</text:p>
          </table:table-cell>
          <table:table-cell office:value-type="string" table:style-name="ce10">
            <text:p>Fixed Fee [₳]</text:p>
          </table:table-cell>
          <table:table-cell office:value-type="string" table:style-name="ce10">
            <text:p>Total Fee [₳]</text:p>
          </table:table-cell>
          <table:table-cell office:value-type="string" table:style-name="ce11">
            <text:p>Effective Fee [%]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float" office:value="5000000" table:style-name="ce13">
            <text:p>5,000,000</text:p>
          </table:table-cell>
          <table:table-cell office:value-type="float" office:value="3561.6438356164385" table:formula="of:=[.B6]*[.$C$1]/[.$C$2]" table:style-name="ce14">
            <text:p>3,561.64</text:p>
          </table:table-cell>
          <table:table-cell office:value-type="percentage" office:value="0" table:style-name="ce15">
            <text:p>0.00 %</text:p>
          </table:table-cell>
          <table:table-cell office:value-type="float" office:value="340" table:style-name="ce16">
            <text:p>340.00</text:p>
          </table:table-cell>
          <table:table-cell office:value-type="float" office:value="340" table:formula="of:=[.E6]+[.C6]*[.D6]" table:style-name="ce14">
            <text:p>340.00</text:p>
          </table:table-cell>
          <table:table-cell office:value-type="percentage" office:value="9.5461538461538459E-2" table:formula="of:=[.F6]/[.C6]" table:style-name="ce17">
            <text:p>9.55 %</text:p>
          </table:table-cell>
          <table:table-cell table:number-columns-repeated="16377" table:style-name="ce1"/>
        </table:table-row>
        <table:table-row table:style-name="ro1">
          <table:table-cell table:style-name="ce18"/>
          <table:table-cell office:value-type="float" office:value="10000000" table:style-name="ce13">
            <text:p>10,000,000</text:p>
          </table:table-cell>
          <table:table-cell office:value-type="float" office:value="7123.2876712328771" table:formula="of:=[.B7]*[.$C$1]/[.$C$2]" table:style-name="ce14">
            <text:p>7,123.29</text:p>
          </table:table-cell>
          <table:table-cell office:value-type="percentage" office:value="0" table:style-name="ce15">
            <text:p>0.00 %</text:p>
          </table:table-cell>
          <table:table-cell office:value-type="float" office:value="340" table:style-name="ce16">
            <text:p>340.00</text:p>
          </table:table-cell>
          <table:table-cell office:value-type="float" office:value="340" table:formula="of:=[.E7]+[.C7]*[.D7]" table:style-name="ce14">
            <text:p>340.00</text:p>
          </table:table-cell>
          <table:table-cell office:value-type="percentage" office:value="4.7730769230769229E-2" table:formula="of:=[.F7]/[.C7]" table:style-name="ce17">
            <text:p>4.77 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9">
            <text:p>first change at</text:p>
          </table:table-cell>
          <table:table-cell office:value-type="float" office:value="15000000" table:style-name="ce13">
            <text:p>15,000,000</text:p>
          </table:table-cell>
          <table:table-cell office:value-type="float" office:value="10684.931506849314" table:formula="of:=[.B8]*[.$C$1]/[.$C$2]" table:style-name="ce14">
            <text:p>10,684.93</text:p>
          </table:table-cell>
          <table:table-cell office:value-type="percentage" office:value="7.4999999999999997E-3" table:style-name="ce15">
            <text:p>0.75 %</text:p>
          </table:table-cell>
          <table:table-cell office:value-type="float" office:value="340" table:style-name="ce16">
            <text:p>340.00</text:p>
          </table:table-cell>
          <table:table-cell office:value-type="float" office:value="420.13698630136986" table:formula="of:=[.E8]+[.C8]*[.D8]" table:style-name="ce14">
            <text:p>420.14</text:p>
          </table:table-cell>
          <table:table-cell office:value-type="percentage" office:value="3.9320512820512826E-2" table:formula="of:=[.F8]/[.C8]" table:style-name="ce17">
            <text:p>3.93 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9">
            <text:p>change at</text:p>
          </table:table-cell>
          <table:table-cell office:value-type="float" office:value="20000000" table:style-name="ce13">
            <text:p>20,000,000</text:p>
          </table:table-cell>
          <table:table-cell office:value-type="float" office:value="14246.575342465754" table:formula="of:=[.B9]*[.$C$1]/[.$C$2]" table:style-name="ce14">
            <text:p>14,246.58</text:p>
          </table:table-cell>
          <table:table-cell office:value-type="percentage" office:value="1.4999999999999999E-2" table:style-name="ce15">
            <text:p>1.50 %</text:p>
          </table:table-cell>
          <table:table-cell office:value-type="float" office:value="340" table:style-name="ce16">
            <text:p>340.00</text:p>
          </table:table-cell>
          <table:table-cell office:value-type="float" office:value="553.69863013698637" table:formula="of:=[.E9]+[.C9]*[.D9]" table:style-name="ce14">
            <text:p>553.70</text:p>
          </table:table-cell>
          <table:table-cell office:value-type="percentage" office:value="3.8865384615384621E-2" table:formula="of:=[.F9]/[.C9]" table:style-name="ce17">
            <text:p>3.89 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9">
            <text:p>change at</text:p>
          </table:table-cell>
          <table:table-cell office:value-type="float" office:value="25000000" table:style-name="ce13">
            <text:p>25,000,000</text:p>
          </table:table-cell>
          <table:table-cell office:value-type="float" office:value="17808.219178082192" table:formula="of:=[.B10]*[.$C$1]/[.$C$2]" table:style-name="ce14">
            <text:p>17,808.22</text:p>
          </table:table-cell>
          <table:table-cell office:value-type="percentage" office:value="0.02" table:style-name="ce15">
            <text:p>2.00 %</text:p>
          </table:table-cell>
          <table:table-cell office:value-type="float" office:value="340" table:style-name="ce16">
            <text:p>340.00</text:p>
          </table:table-cell>
          <table:table-cell office:value-type="float" office:value="696.16438356164383" table:formula="of:=[.E10]+[.C10]*[.D10]" table:style-name="ce14">
            <text:p>696.16</text:p>
          </table:table-cell>
          <table:table-cell office:value-type="percentage" office:value="3.909230769230769E-2" table:formula="of:=[.F10]/[.C10]" table:style-name="ce17">
            <text:p>3.91 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9">
            <text:p>change at</text:p>
          </table:table-cell>
          <table:table-cell office:value-type="float" office:value="30000000" table:style-name="ce13">
            <text:p>30,000,000</text:p>
          </table:table-cell>
          <table:table-cell office:value-type="float" office:value="21369.863013698628" table:formula="of:=[.B11]*[.$C$1]/[.$C$2]" table:style-name="ce14">
            <text:p>21,369.86</text:p>
          </table:table-cell>
          <table:table-cell office:value-type="percentage" office:value="2.5000000000000001E-2" table:style-name="ce15">
            <text:p>2.50 %</text:p>
          </table:table-cell>
          <table:table-cell office:value-type="float" office:value="340" table:style-name="ce16">
            <text:p>340.00</text:p>
          </table:table-cell>
          <table:table-cell office:value-type="float" office:value="874.24657534246569" table:formula="of:=[.E11]+[.C11]*[.D11]" table:style-name="ce14">
            <text:p>874.25</text:p>
          </table:table-cell>
          <table:table-cell office:value-type="percentage" office:value="4.0910256410256411E-2" table:formula="of:=[.F11]/[.C11]" table:style-name="ce17">
            <text:p>4.09 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9">
            <text:p>change at</text:p>
          </table:table-cell>
          <table:table-cell office:value-type="float" office:value="35000000" table:style-name="ce13">
            <text:p>35,000,000</text:p>
          </table:table-cell>
          <table:table-cell office:value-type="float" office:value="24931.506849315068" table:formula="of:=[.B12]*[.$C$1]/[.$C$2]" table:style-name="ce14">
            <text:p>24,931.51</text:p>
          </table:table-cell>
          <table:table-cell office:value-type="percentage" office:value="2.75E-2" table:style-name="ce15">
            <text:p>2.75 %</text:p>
          </table:table-cell>
          <table:table-cell office:value-type="float" office:value="340" table:style-name="ce16">
            <text:p>340.00</text:p>
          </table:table-cell>
          <table:table-cell office:value-type="float" office:value="1025.6164383561645" table:formula="of:=[.E12]+[.C12]*[.D12]" table:style-name="ce14">
            <text:p>1,025.62</text:p>
          </table:table-cell>
          <table:table-cell office:value-type="percentage" office:value="4.1137362637362646E-2" table:formula="of:=[.F12]/[.C12]" table:style-name="ce17">
            <text:p>4.11 %</text:p>
          </table:table-cell>
          <table:table-cell table:number-columns-repeated="16377" table:style-name="ce1"/>
        </table:table-row>
        <table:table-row table:style-name="ro1">
          <table:table-cell table:style-name="ce19"/>
          <table:table-cell office:value-type="float" office:value="40000000" table:style-name="ce13">
            <text:p>40,000,000</text:p>
          </table:table-cell>
          <table:table-cell office:value-type="float" office:value="28493.150684931508" table:formula="of:=[.B13]*[.$C$1]/[.$C$2]" table:style-name="ce14">
            <text:p>28,493.15</text:p>
          </table:table-cell>
          <table:table-cell office:value-type="percentage" office:value="2.75E-2" table:style-name="ce15">
            <text:p>2.75 %</text:p>
          </table:table-cell>
          <table:table-cell office:value-type="float" office:value="340" table:style-name="ce16">
            <text:p>340.00</text:p>
          </table:table-cell>
          <table:table-cell office:value-type="float" office:value="1123.5616438356165" table:formula="of:=[.E13]+[.C13]*[.D13]" table:style-name="ce14">
            <text:p>1,123.56</text:p>
          </table:table-cell>
          <table:table-cell office:value-type="percentage" office:value="3.9432692307692307E-2" table:formula="of:=[.F13]/[.C13]" table:style-name="ce17">
            <text:p>3.94 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9">
            <text:p>change at</text:p>
          </table:table-cell>
          <table:table-cell office:value-type="float" office:value="45000000" table:style-name="ce13">
            <text:p>45,000,000</text:p>
          </table:table-cell>
          <table:table-cell office:value-type="float" office:value="32054.794520547945" table:formula="of:=[.B14]*[.$C$1]/[.$C$2]" table:style-name="ce14">
            <text:p>32,054.79</text:p>
          </table:table-cell>
          <table:table-cell office:value-type="percentage" office:value="0.03" table:style-name="ce15">
            <text:p>3.00 %</text:p>
          </table:table-cell>
          <table:table-cell office:value-type="float" office:value="340" table:style-name="ce16">
            <text:p>340.00</text:p>
          </table:table-cell>
          <table:table-cell office:value-type="float" office:value="1301.6438356164383" table:formula="of:=[.E14]+[.C14]*[.D14]" table:style-name="ce14">
            <text:p>1,301.64</text:p>
          </table:table-cell>
          <table:table-cell office:value-type="percentage" office:value="4.0606837606837608E-2" table:formula="of:=[.F14]/[.C14]" table:style-name="ce17">
            <text:p>4.06 %</text:p>
          </table:table-cell>
          <table:table-cell table:number-columns-repeated="16377" table:style-name="ce1"/>
        </table:table-row>
        <table:table-row table:style-name="ro1">
          <table:table-cell table:style-name="ce20"/>
          <table:table-cell office:value-type="float" office:value="50000000" table:style-name="ce13">
            <text:p>50,000,000</text:p>
          </table:table-cell>
          <table:table-cell office:value-type="float" office:value="35616.438356164384" table:formula="of:=[.B15]*[.$C$1]/[.$C$2]" table:style-name="ce14">
            <text:p>35,616.44</text:p>
          </table:table-cell>
          <table:table-cell office:value-type="percentage" office:value="0.03" table:style-name="ce15">
            <text:p>3.00 %</text:p>
          </table:table-cell>
          <table:table-cell office:value-type="float" office:value="340" table:style-name="ce16">
            <text:p>340.00</text:p>
          </table:table-cell>
          <table:table-cell office:value-type="float" office:value="1408.4931506849316" table:formula="of:=[.E15]+[.C15]*[.D15]" table:style-name="ce14">
            <text:p>1,408.49</text:p>
          </table:table-cell>
          <table:table-cell office:value-type="percentage" office:value="3.9546153846153849E-2" table:formula="of:=[.F15]/[.C15]" table:style-name="ce17">
            <text:p>3.95 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9">
            <text:p>change at</text:p>
          </table:table-cell>
          <table:table-cell office:value-type="float" office:value="55000000" table:style-name="ce13">
            <text:p>55,000,000</text:p>
          </table:table-cell>
          <table:table-cell office:value-type="float" office:value="39178.082191780821" table:formula="of:=[.B16]*[.$C$1]/[.$C$2]" table:style-name="ce14">
            <text:p>39,178.08</text:p>
          </table:table-cell>
          <table:table-cell office:value-type="percentage" office:value="3.2500000000000001E-2" table:style-name="ce15">
            <text:p>3.25 %</text:p>
          </table:table-cell>
          <table:table-cell office:value-type="float" office:value="340" table:style-name="ce16">
            <text:p>340.00</text:p>
          </table:table-cell>
          <table:table-cell office:value-type="float" office:value="1613.2876712328766" table:formula="of:=[.E16]+[.C16]*[.D16]" table:style-name="ce14">
            <text:p>1,613.29</text:p>
          </table:table-cell>
          <table:table-cell office:value-type="percentage" office:value="4.117832167832168E-2" table:formula="of:=[.F16]/[.C16]" table:style-name="ce17">
            <text:p>4.12 %</text:p>
          </table:table-cell>
          <table:table-cell table:number-columns-repeated="16377" table:style-name="ce1"/>
        </table:table-row>
        <table:table-row table:style-name="ro1">
          <table:table-cell table:style-name="ce21"/>
          <table:table-cell office:value-type="float" office:value="60000000" table:style-name="ce13">
            <text:p>60,000,000</text:p>
          </table:table-cell>
          <table:table-cell office:value-type="float" office:value="42739.726027397257" table:formula="of:=[.B17]*[.$C$1]/[.$C$2]" table:style-name="ce14">
            <text:p>42,739.73</text:p>
          </table:table-cell>
          <table:table-cell office:value-type="percentage" office:value="3.2500000000000001E-2" table:style-name="ce15">
            <text:p>3.25 %</text:p>
          </table:table-cell>
          <table:table-cell office:value-type="float" office:value="340" table:style-name="ce16">
            <text:p>340.00</text:p>
          </table:table-cell>
          <table:table-cell office:value-type="float" office:value="1729.0410958904108" table:formula="of:=[.E17]+[.C17]*[.D17]" table:style-name="ce14">
            <text:p>1,729.04</text:p>
          </table:table-cell>
          <table:table-cell office:value-type="percentage" office:value="4.0455128205128206E-2" table:formula="of:=[.F17]/[.C17]" table:style-name="ce17">
            <text:p>4.05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65000000" table:style-name="ce13">
            <text:p>65,000,000</text:p>
          </table:table-cell>
          <table:table-cell office:value-type="float" office:value="46301.369863013701" table:formula="of:=[.B18]*[.$C$1]/[.$C$2]" table:style-name="ce14">
            <text:p>46,301.37</text:p>
          </table:table-cell>
          <table:table-cell office:value-type="percentage" office:value="3.2500000000000001E-2" table:style-name="ce15">
            <text:p>3.25 %</text:p>
          </table:table-cell>
          <table:table-cell office:value-type="float" office:value="340" table:style-name="ce16">
            <text:p>340.00</text:p>
          </table:table-cell>
          <table:table-cell office:value-type="float" office:value="1844.7945205479452" table:formula="of:=[.E18]+[.C18]*[.D18]" table:style-name="ce14">
            <text:p>1,844.79</text:p>
          </table:table-cell>
          <table:table-cell office:value-type="percentage" office:value="3.984319526627219E-2" table:formula="of:=[.F18]/[.C18]" table:style-name="ce17">
            <text:p>3.98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70000000" table:style-name="ce13">
            <text:p>70,000,000</text:p>
          </table:table-cell>
          <table:table-cell office:value-type="float" office:value="49863.013698630137" table:formula="of:=[.B19]*[.$C$1]/[.$C$2]" table:style-name="ce14">
            <text:p>49,863.01</text:p>
          </table:table-cell>
          <table:table-cell office:value-type="percentage" office:value="3.2500000000000001E-2" table:style-name="ce15">
            <text:p>3.25 %</text:p>
          </table:table-cell>
          <table:table-cell office:value-type="float" office:value="340" table:style-name="ce16">
            <text:p>340.00</text:p>
          </table:table-cell>
          <table:table-cell office:value-type="float" office:value="1960.5479452054794" table:formula="of:=[.E19]+[.C19]*[.D19]" table:style-name="ce14">
            <text:p>1,960.55</text:p>
          </table:table-cell>
          <table:table-cell office:value-type="percentage" office:value="3.9318681318681319E-2" table:formula="of:=[.F19]/[.C19]" table:style-name="ce17">
            <text:p>3.93 %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change at</text:p>
          </table:table-cell>
          <table:table-cell office:value-type="float" office:value="75000000" table:style-name="ce13">
            <text:p>75,000,000</text:p>
          </table:table-cell>
          <table:table-cell office:value-type="float" office:value="53424.657534246573" table:formula="of:=[.B20]*[.$C$1]/[.$C$2]" table:style-name="ce14">
            <text:p>53,424.66</text:p>
          </table:table-cell>
          <table:table-cell office:value-type="percentage" office:value="3.5000000000000003E-2" table:style-name="ce15">
            <text:p>3.50 %</text:p>
          </table:table-cell>
          <table:table-cell office:value-type="float" office:value="340" table:style-name="ce16">
            <text:p>340.00</text:p>
          </table:table-cell>
          <table:table-cell office:value-type="float" office:value="2209.8630136986303" table:formula="of:=[.E20]+[.C20]*[.D20]" table:style-name="ce14">
            <text:p>2,209.86</text:p>
          </table:table-cell>
          <table:table-cell office:value-type="percentage" office:value="4.136410256410257E-2" table:formula="of:=[.F20]/[.C20]" table:style-name="ce17">
            <text:p>4.14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80000000" table:style-name="ce13">
            <text:p>80,000,000</text:p>
          </table:table-cell>
          <table:table-cell office:value-type="float" office:value="56986.301369863017" table:formula="of:=[.B21]*[.$C$1]/[.$C$2]" table:style-name="ce14">
            <text:p>56,986.30</text:p>
          </table:table-cell>
          <table:table-cell office:value-type="percentage" office:value="3.5000000000000003E-2" table:style-name="ce15">
            <text:p>3.50 %</text:p>
          </table:table-cell>
          <table:table-cell office:value-type="float" office:value="340" table:style-name="ce16">
            <text:p>340.00</text:p>
          </table:table-cell>
          <table:table-cell office:value-type="float" office:value="2334.5205479452061" table:formula="of:=[.E21]+[.C21]*[.D21]" table:style-name="ce14">
            <text:p>2,334.52</text:p>
          </table:table-cell>
          <table:table-cell office:value-type="percentage" office:value="4.0966346153846166E-2" table:formula="of:=[.F21]/[.C21]" table:style-name="ce17">
            <text:p>4.10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85000000" table:style-name="ce13">
            <text:p>85,000,000</text:p>
          </table:table-cell>
          <table:table-cell office:value-type="float" office:value="60547.945205479453" table:formula="of:=[.B22]*[.$C$1]/[.$C$2]" table:style-name="ce14">
            <text:p>60,547.95</text:p>
          </table:table-cell>
          <table:table-cell office:value-type="percentage" office:value="3.5000000000000003E-2" table:style-name="ce15">
            <text:p>3.50 %</text:p>
          </table:table-cell>
          <table:table-cell office:value-type="float" office:value="340" table:style-name="ce16">
            <text:p>340.00</text:p>
          </table:table-cell>
          <table:table-cell office:value-type="float" office:value="2459.178082191781" table:formula="of:=[.E22]+[.C22]*[.D22]" table:style-name="ce14">
            <text:p>2,459.18</text:p>
          </table:table-cell>
          <table:table-cell office:value-type="percentage" office:value="4.0615384615384616E-2" table:formula="of:=[.F22]/[.C22]" table:style-name="ce17">
            <text:p>4.06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90000000" table:style-name="ce13">
            <text:p>90,000,000</text:p>
          </table:table-cell>
          <table:table-cell office:value-type="float" office:value="64109.589041095889" table:formula="of:=[.B23]*[.$C$1]/[.$C$2]" table:style-name="ce14">
            <text:p>64,109.59</text:p>
          </table:table-cell>
          <table:table-cell office:value-type="percentage" office:value="3.5000000000000003E-2" table:style-name="ce15">
            <text:p>3.50 %</text:p>
          </table:table-cell>
          <table:table-cell office:value-type="float" office:value="340" table:style-name="ce16">
            <text:p>340.00</text:p>
          </table:table-cell>
          <table:table-cell office:value-type="float" office:value="2583.8356164383563" table:formula="of:=[.E23]+[.C23]*[.D23]" table:style-name="ce14">
            <text:p>2,583.84</text:p>
          </table:table-cell>
          <table:table-cell office:value-type="percentage" office:value="4.0303418803418804E-2" table:formula="of:=[.F23]/[.C23]" table:style-name="ce17">
            <text:p>4.03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95000000" table:style-name="ce13">
            <text:p>95,000,000</text:p>
          </table:table-cell>
          <table:table-cell office:value-type="float" office:value="67671.232876712325" table:formula="of:=[.B24]*[.$C$1]/[.$C$2]" table:style-name="ce14">
            <text:p>67,671.23</text:p>
          </table:table-cell>
          <table:table-cell office:value-type="percentage" office:value="3.5000000000000003E-2" table:style-name="ce15">
            <text:p>3.50 %</text:p>
          </table:table-cell>
          <table:table-cell office:value-type="float" office:value="340" table:style-name="ce16">
            <text:p>340.00</text:p>
          </table:table-cell>
          <table:table-cell office:value-type="float" office:value="2708.4931506849316" table:formula="of:=[.E24]+[.C24]*[.D24]" table:style-name="ce14">
            <text:p>2,708.49</text:p>
          </table:table-cell>
          <table:table-cell office:value-type="percentage" office:value="4.0024291497975713E-2" table:formula="of:=[.F24]/[.C24]" table:style-name="ce17">
            <text:p>4.00 %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final change</text:p>
          </table:table-cell>
          <table:table-cell office:value-type="float" office:value="100000000" table:style-name="ce13">
            <text:p>100,000,000</text:p>
          </table:table-cell>
          <table:table-cell office:value-type="float" office:value="71232.876712328769" table:formula="of:=[.B25]*[.$C$1]/[.$C$2]" table:style-name="ce14">
            <text:p>71,232.88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3011.2328767123286" table:formula="of:=[.E25]+[.C25]*[.D25]" table:style-name="ce14">
            <text:p>3,011.23</text:p>
          </table:table-cell>
          <table:table-cell office:value-type="percentage" office:value="4.227307692307692E-2" table:formula="of:=[.F25]/[.C25]" table:style-name="ce17">
            <text:p>4.23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05000000" table:style-name="ce13">
            <text:p>105,000,000</text:p>
          </table:table-cell>
          <table:table-cell office:value-type="float" office:value="74794.520547945212" table:formula="of:=[.B26]*[.$C$1]/[.$C$2]" table:style-name="ce14">
            <text:p>74,794.52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3144.7945205479455" table:formula="of:=[.E26]+[.C26]*[.D26]" table:style-name="ce14">
            <text:p>3,144.79</text:p>
          </table:table-cell>
          <table:table-cell office:value-type="percentage" office:value="4.2045787545787548E-2" table:formula="of:=[.F26]/[.C26]" table:style-name="ce17">
            <text:p>4.20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10000000" table:style-name="ce13">
            <text:p>110,000,000</text:p>
          </table:table-cell>
          <table:table-cell office:value-type="float" office:value="78356.164383561641" table:formula="of:=[.B27]*[.$C$1]/[.$C$2]" table:style-name="ce14">
            <text:p>78,356.16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3278.3561643835615" table:formula="of:=[.E27]+[.C27]*[.D27]" table:style-name="ce14">
            <text:p>3,278.36</text:p>
          </table:table-cell>
          <table:table-cell office:value-type="percentage" office:value="4.1839160839160838E-2" table:formula="of:=[.F27]/[.C27]" table:style-name="ce17">
            <text:p>4.18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15000000" table:style-name="ce13">
            <text:p>115,000,000</text:p>
          </table:table-cell>
          <table:table-cell office:value-type="float" office:value="81917.808219178085" table:formula="of:=[.B28]*[.$C$1]/[.$C$2]" table:style-name="ce14">
            <text:p>81,917.81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3411.9178082191779" table:formula="of:=[.E28]+[.C28]*[.D28]" table:style-name="ce14">
            <text:p>3,411.92</text:p>
          </table:table-cell>
          <table:table-cell office:value-type="percentage" office:value="4.1650501672240797E-2" table:formula="of:=[.F28]/[.C28]" table:style-name="ce17">
            <text:p>4.17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20000000" table:style-name="ce13">
            <text:p>120,000,000</text:p>
          </table:table-cell>
          <table:table-cell office:value-type="float" office:value="85479.452054794514" table:formula="of:=[.B29]*[.$C$1]/[.$C$2]" table:style-name="ce14">
            <text:p>85,479.45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3545.4794520547944" table:formula="of:=[.E29]+[.C29]*[.D29]" table:style-name="ce14">
            <text:p>3,545.48</text:p>
          </table:table-cell>
          <table:table-cell office:value-type="percentage" office:value="4.1477564102564105E-2" table:formula="of:=[.F29]/[.C29]" table:style-name="ce17">
            <text:p>4.15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25000000" table:style-name="ce13">
            <text:p>125,000,000</text:p>
          </table:table-cell>
          <table:table-cell office:value-type="float" office:value="89041.095890410958" table:formula="of:=[.B30]*[.$C$1]/[.$C$2]" table:style-name="ce14">
            <text:p>89,041.10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3679.0410958904108" table:formula="of:=[.E30]+[.C30]*[.D30]" table:style-name="ce14">
            <text:p>3,679.04</text:p>
          </table:table-cell>
          <table:table-cell office:value-type="percentage" office:value="4.131846153846154E-2" table:formula="of:=[.F30]/[.C30]" table:style-name="ce17">
            <text:p>4.13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30000000" table:style-name="ce13">
            <text:p>130,000,000</text:p>
          </table:table-cell>
          <table:table-cell office:value-type="float" office:value="92602.739726027401" table:formula="of:=[.B31]*[.$C$1]/[.$C$2]" table:style-name="ce14">
            <text:p>92,602.74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3812.6027397260273" table:formula="of:=[.E31]+[.C31]*[.D31]" table:style-name="ce14">
            <text:p>3,812.60</text:p>
          </table:table-cell>
          <table:table-cell office:value-type="percentage" office:value="4.1171597633136089E-2" table:formula="of:=[.F31]/[.C31]" table:style-name="ce17">
            <text:p>4.12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35000000" table:style-name="ce13">
            <text:p>135,000,000</text:p>
          </table:table-cell>
          <table:table-cell office:value-type="float" office:value="96164.38356164383" table:formula="of:=[.B32]*[.$C$1]/[.$C$2]" table:style-name="ce14">
            <text:p>96,164.38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3946.1643835616437" table:formula="of:=[.E32]+[.C32]*[.D32]" table:style-name="ce14">
            <text:p>3,946.16</text:p>
          </table:table-cell>
          <table:table-cell office:value-type="percentage" office:value="4.103561253561254E-2" table:formula="of:=[.F32]/[.C32]" table:style-name="ce17">
            <text:p>4.10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40000000" table:style-name="ce13">
            <text:p>140,000,000</text:p>
          </table:table-cell>
          <table:table-cell office:value-type="float" office:value="99726.027397260274" table:formula="of:=[.B33]*[.$C$1]/[.$C$2]" table:style-name="ce14">
            <text:p>99,726.03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4079.7260273972602" table:formula="of:=[.E33]+[.C33]*[.D33]" table:style-name="ce14">
            <text:p>4,079.73</text:p>
          </table:table-cell>
          <table:table-cell office:value-type="percentage" office:value="4.0909340659340661E-2" table:formula="of:=[.F33]/[.C33]" table:style-name="ce17">
            <text:p>4.09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45000000" table:style-name="ce13">
            <text:p>145,000,000</text:p>
          </table:table-cell>
          <table:table-cell office:value-type="float" office:value="103287.67123287672" table:formula="of:=[.B34]*[.$C$1]/[.$C$2]" table:style-name="ce14">
            <text:p>103,287.67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4213.2876712328762" table:formula="of:=[.E34]+[.C34]*[.D34]" table:style-name="ce14">
            <text:p>4,213.29</text:p>
          </table:table-cell>
          <table:table-cell office:value-type="percentage" office:value="4.0791777188328902E-2" table:formula="of:=[.F34]/[.C34]" table:style-name="ce17">
            <text:p>4.08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50000000" table:style-name="ce13">
            <text:p>150,000,000</text:p>
          </table:table-cell>
          <table:table-cell office:value-type="float" office:value="106849.31506849315" table:formula="of:=[.B35]*[.$C$1]/[.$C$2]" table:style-name="ce14">
            <text:p>106,849.32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4346.8493150684926" table:formula="of:=[.E35]+[.C35]*[.D35]" table:style-name="ce14">
            <text:p>4,346.85</text:p>
          </table:table-cell>
          <table:table-cell office:value-type="percentage" office:value="4.0682051282051282E-2" table:formula="of:=[.F35]/[.C35]" table:style-name="ce17">
            <text:p>4.07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55000000" table:style-name="ce13">
            <text:p>155,000,000</text:p>
          </table:table-cell>
          <table:table-cell office:value-type="float" office:value="110410.95890410959" table:formula="of:=[.B36]*[.$C$1]/[.$C$2]" table:style-name="ce14">
            <text:p>110,410.96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4480.4109589041091" table:formula="of:=[.E36]+[.C36]*[.D36]" table:style-name="ce14">
            <text:p>4,480.41</text:p>
          </table:table-cell>
          <table:table-cell office:value-type="percentage" office:value="4.0579404466501233E-2" table:formula="of:=[.F36]/[.C36]" table:style-name="ce17">
            <text:p>4.06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60000000" table:style-name="ce13">
            <text:p>160,000,000</text:p>
          </table:table-cell>
          <table:table-cell office:value-type="float" office:value="113972.60273972603" table:formula="of:=[.B37]*[.$C$1]/[.$C$2]" table:style-name="ce14">
            <text:p>113,972.60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4613.9726027397264" table:formula="of:=[.E37]+[.C37]*[.D37]" table:style-name="ce14">
            <text:p>4,613.97</text:p>
          </table:table-cell>
          <table:table-cell office:value-type="percentage" office:value="4.0483173076923076E-2" table:formula="of:=[.F37]/[.C37]" table:style-name="ce17">
            <text:p>4.05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65000000" table:style-name="ce13">
            <text:p>165,000,000</text:p>
          </table:table-cell>
          <table:table-cell office:value-type="float" office:value="117534.24657534246" table:formula="of:=[.B38]*[.$C$1]/[.$C$2]" table:style-name="ce14">
            <text:p>117,534.25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4747.534246575342" table:formula="of:=[.E38]+[.C38]*[.D38]" table:style-name="ce14">
            <text:p>4,747.53</text:p>
          </table:table-cell>
          <table:table-cell office:value-type="percentage" office:value="4.0392773892773889E-2" table:formula="of:=[.F38]/[.C38]" table:style-name="ce17">
            <text:p>4.04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70000000" table:style-name="ce13">
            <text:p>170,000,000</text:p>
          </table:table-cell>
          <table:table-cell office:value-type="float" office:value="121095.89041095891" table:formula="of:=[.B39]*[.$C$1]/[.$C$2]" table:style-name="ce14">
            <text:p>121,095.89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4881.0958904109584" table:formula="of:=[.E39]+[.C39]*[.D39]" table:style-name="ce14">
            <text:p>4,881.10</text:p>
          </table:table-cell>
          <table:table-cell office:value-type="percentage" office:value="4.0307692307692301E-2" table:formula="of:=[.F39]/[.C39]" table:style-name="ce17">
            <text:p>4.03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75000000" table:style-name="ce13">
            <text:p>175,000,000</text:p>
          </table:table-cell>
          <table:table-cell office:value-type="float" office:value="124657.53424657535" table:formula="of:=[.B40]*[.$C$1]/[.$C$2]" table:style-name="ce14">
            <text:p>124,657.53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5014.6575342465758" table:formula="of:=[.E40]+[.C40]*[.D40]" table:style-name="ce14">
            <text:p>5,014.66</text:p>
          </table:table-cell>
          <table:table-cell office:value-type="percentage" office:value="4.0227472527472531E-2" table:formula="of:=[.F40]/[.C40]" table:style-name="ce17">
            <text:p>4.02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80000000" table:style-name="ce13">
            <text:p>180,000,000</text:p>
          </table:table-cell>
          <table:table-cell office:value-type="float" office:value="128219.17808219178" table:formula="of:=[.B41]*[.$C$1]/[.$C$2]" table:style-name="ce14">
            <text:p>128,219.18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5148.2191780821913" table:formula="of:=[.E41]+[.C41]*[.D41]" table:style-name="ce14">
            <text:p>5,148.22</text:p>
          </table:table-cell>
          <table:table-cell office:value-type="percentage" office:value="4.0151709401709396E-2" table:formula="of:=[.F41]/[.C41]" table:style-name="ce17">
            <text:p>4.02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85000000" table:style-name="ce13">
            <text:p>185,000,000</text:p>
          </table:table-cell>
          <table:table-cell office:value-type="float" office:value="131780.82191780821" table:formula="of:=[.B42]*[.$C$1]/[.$C$2]" table:style-name="ce14">
            <text:p>131,780.82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5281.7808219178078" table:formula="of:=[.E42]+[.C42]*[.D42]" table:style-name="ce14">
            <text:p>5,281.78</text:p>
          </table:table-cell>
          <table:table-cell office:value-type="percentage" office:value="4.0080041580041581E-2" table:formula="of:=[.F42]/[.C42]" table:style-name="ce17">
            <text:p>4.01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90000000" table:style-name="ce13">
            <text:p>190,000,000</text:p>
          </table:table-cell>
          <table:table-cell office:value-type="float" office:value="135342.46575342465" table:formula="of:=[.B43]*[.$C$1]/[.$C$2]" table:style-name="ce14">
            <text:p>135,342.47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5415.3424657534242" table:formula="of:=[.E43]+[.C43]*[.D43]" table:style-name="ce14">
            <text:p>5,415.34</text:p>
          </table:table-cell>
          <table:table-cell office:value-type="percentage" office:value="4.001214574898785E-2" table:formula="of:=[.F43]/[.C43]" table:style-name="ce17">
            <text:p>4.00 %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float" office:value="195000000" table:style-name="ce13">
            <text:p>195,000,000</text:p>
          </table:table-cell>
          <table:table-cell office:value-type="float" office:value="138904.10958904109" table:formula="of:=[.B44]*[.$C$1]/[.$C$2]" table:style-name="ce14">
            <text:p>138,904.11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5548.9041095890407" table:formula="of:=[.E44]+[.C44]*[.D44]" table:style-name="ce14">
            <text:p>5,548.90</text:p>
          </table:table-cell>
          <table:table-cell office:value-type="percentage" office:value="3.9947731755424064E-2" table:formula="of:=[.F44]/[.C44]" table:style-name="ce17">
            <text:p>3.99 %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close to saturation</text:p>
          </table:table-cell>
          <table:table-cell office:value-type="float" office:value="200000000" table:style-name="ce13">
            <text:p>200,000,000</text:p>
          </table:table-cell>
          <table:table-cell office:value-type="float" office:value="142465.75342465754" table:formula="of:=[.B45]*[.$C$1]/[.$C$2]" table:style-name="ce14">
            <text:p>142,465.75</text:p>
          </table:table-cell>
          <table:table-cell office:value-type="percentage" office:value="3.7499999999999999E-2" table:style-name="ce15">
            <text:p>3.75 %</text:p>
          </table:table-cell>
          <table:table-cell office:value-type="float" office:value="340" table:style-name="ce16">
            <text:p>340.00</text:p>
          </table:table-cell>
          <table:table-cell office:value-type="float" office:value="5682.4657534246571" table:formula="of:=[.E45]+[.C45]*[.D45]" table:style-name="ce14">
            <text:p>5,682.47</text:p>
          </table:table-cell>
          <table:table-cell office:value-type="percentage" office:value="3.9886538461538459E-2" table:formula="of:=[.F45]/[.C45]" table:style-name="ce17">
            <text:p>3.99 %</text:p>
          </table:table-cell>
          <table:table-cell table:number-columns-repeated="16377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Sheet1.A5:Sheet1.G45" table:name="Table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36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ray" style:family="table-cell" style:data-style-name="N0">
      <style:table-cell-properties style:vertical-align="automatic" fo:background-color="#DDDDDD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0</meta:generator>
    <dc:creator>Kulas, Christian</dc:creator>
    <meta:creation-date>2020-09-09T12:55:47Z</meta:creation-date>
    <dc:date>2020-09-09T16:13:55Z</dc:date>
    <meta:editing-cycles>2</meta:editing-cycles>
    <meta:editing-duration>PT943S</meta:editing-duration>
  </office:meta>
</office:document-meta>
</file>